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ffffff" svg:stroke-opacity="0%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2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7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9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614cm" svg:height="1.19cm" svg:x="23.5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614cm" svg:height="1.19cm" svg:x="25.1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6.7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8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9.9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7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6.3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614cm" svg:height="1.19cm" svg:x="13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614cm" svg:height="1.19cm" svg:x="15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6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8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31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33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6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8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614cm" svg:height="1.19cm" svg:x="9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614cm" svg:height="1.19cm" svg:x="10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8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20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614cm" svg:height="1.19cm" svg:x="6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614cm" svg:height="1.19cm" svg:x="8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614cm" svg:height="1.19cm" svg:x="10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614cm" svg:height="1.19cm" svg:x="12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614cm" svg:height="1.19cm" svg:x="6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14cm" svg:height="1.19cm" svg:x="8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14cm" svg:height="1.19cm" svg:x="10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614cm" svg:height="1.19cm" svg:x="12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371cm" svg:y1="3.181cm" svg:x2="16.171cm" svg:y2="6.291cm" draw:start-shape="id1" draw:start-glue-point="2" draw:end-shape="id2" draw:end-glue-point="0" svg:d="M24371 3181l-8200 3110" svg:viewBox="0 0 8201 3111">
          <text:p/>
        </draw:connector>
        <draw:connector draw:style-name="gr3" draw:text-style-name="P1" draw:layer="layout" draw:type="line" svg:x1="14.571cm" svg:y1="7.481cm" svg:x2="11.471cm" svg:y2="10.591cm" draw:start-shape="id3" draw:start-glue-point="2" draw:end-shape="id4" draw:end-glue-point="0" svg:d="M14571 7481l-3100 3110" svg:viewBox="0 0 3101 3111">
          <text:p/>
        </draw:connector>
        <draw:connector draw:style-name="gr3" draw:text-style-name="P1" draw:layer="layout" draw:type="line" svg:x1="16.171cm" svg:y1="7.481cm" svg:x2="19.371cm" svg:y2="10.591cm" draw:start-shape="id2" draw:start-glue-point="2" draw:end-shape="id5" draw:end-glue-point="0" svg:d="M16171 7481l3200 3110" svg:viewBox="0 0 3201 3111">
          <text:p/>
        </draw:connector>
        <draw:connector draw:style-name="gr3" draw:text-style-name="P1" draw:layer="layout" draw:type="line" svg:x1="9.871cm" svg:y1="11.781cm" svg:x2="9.271cm" svg:y2="14.691cm" draw:start-shape="id6" draw:start-glue-point="2" draw:end-shape="id7" draw:end-glue-point="0" svg:d="M9871 11781l-600 2910" svg:viewBox="0 0 601 2911">
          <text:p/>
        </draw:connector>
        <draw:connector draw:style-name="gr3" draw:text-style-name="P1" draw:layer="layout" draw:type="line" svg:x1="11.471cm" svg:y1="11.781cm" svg:x2="11.771cm" svg:y2="14.691cm" draw:start-shape="id4" draw:start-glue-point="2" draw:end-shape="id8" draw:end-glue-point="0" svg:d="M11471 11781l300 2910" svg:viewBox="0 0 301 2911">
          <text:p/>
        </draw:connector>
        <draw:connector draw:style-name="gr3" draw:text-style-name="P1" draw:layer="layout" draw:type="line" svg:x1="7.671cm" svg:y1="15.881cm" svg:x2="7.371cm" svg:y2="18.691cm" draw:start-shape="id9" draw:start-glue-point="2" draw:end-shape="id10" draw:end-glue-point="0" svg:d="M7671 15881l-300 2810" svg:viewBox="0 0 301 2811">
          <text:p/>
        </draw:connector>
        <draw:connector draw:style-name="gr3" draw:text-style-name="P1" draw:layer="layout" draw:type="line" svg:x1="9.271cm" svg:y1="15.881cm" svg:x2="9.571cm" svg:y2="18.691cm" draw:start-shape="id7" draw:start-glue-point="2" draw:end-shape="id11" draw:end-glue-point="0" svg:d="M9271 15881l300 2810" svg:viewBox="0 0 301 2811">
          <text:p/>
        </draw:connector>
        <draw:connector draw:style-name="gr3" draw:text-style-name="P1" draw:layer="layout" draw:type="line" svg:x1="11.771cm" svg:y1="15.881cm" svg:x2="11.471cm" svg:y2="18.691cm" draw:start-shape="id8" draw:start-glue-point="2" draw:end-shape="id12" draw:end-glue-point="0" svg:d="M11771 15881l-300 2810" svg:viewBox="0 0 301 2811">
          <text:p/>
        </draw:connector>
        <draw:connector draw:style-name="gr3" draw:text-style-name="P1" draw:layer="layout" draw:type="line" svg:x1="13.371cm" svg:y1="15.881cm" svg:x2="13.671cm" svg:y2="18.691cm" draw:start-shape="id13" draw:start-glue-point="2" draw:end-shape="id14" draw:end-glue-point="0" svg:d="M13371 15881l300 2810" svg:viewBox="0 0 301 2811">
          <text:p/>
        </draw:connector>
        <draw:custom-shape draw:style-name="gr2" draw:text-style-name="P2" xml:id="id15" draw:id="id15" draw:layer="layout" svg:width="1.614cm" svg:height="1.19cm" svg:x="16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8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20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22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.614cm" svg:height="1.19cm" svg:x="16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1.614cm" svg:height="1.19cm" svg:x="18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1.614cm" svg:height="1.19cm" svg:x="20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1.614cm" svg:height="1.19cm" svg:x="22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271cm" svg:y1="15.881cm" svg:x2="16.971cm" svg:y2="18.691cm" draw:start-shape="id15" draw:start-glue-point="2" draw:end-shape="id16" draw:end-glue-point="0" svg:d="M17271 15881l-300 2810" svg:viewBox="0 0 301 2811">
          <text:p/>
        </draw:connector>
        <draw:connector draw:style-name="gr3" draw:text-style-name="P1" draw:layer="layout" draw:type="line" svg:x1="18.871cm" svg:y1="15.881cm" svg:x2="19.171cm" svg:y2="18.691cm" draw:start-shape="id17" draw:start-glue-point="2" draw:end-shape="id18" draw:end-glue-point="0" svg:d="M18871 15881l300 2810" svg:viewBox="0 0 301 2811">
          <text:p/>
        </draw:connector>
        <draw:connector draw:style-name="gr3" draw:text-style-name="P1" draw:layer="layout" draw:type="line" svg:x1="21.371cm" svg:y1="15.881cm" svg:x2="21.071cm" svg:y2="18.691cm" draw:start-shape="id19" draw:start-glue-point="2" draw:end-shape="id20" draw:end-glue-point="0" svg:d="M21371 15881l-300 2810" svg:viewBox="0 0 301 2811">
          <text:p/>
        </draw:connector>
        <draw:connector draw:style-name="gr3" draw:text-style-name="P1" draw:layer="layout" draw:type="line" svg:x1="22.971cm" svg:y1="15.881cm" svg:x2="23.271cm" svg:y2="18.691cm" draw:start-shape="id21" draw:start-glue-point="2" draw:end-shape="id22" draw:end-glue-point="0" svg:d="M22971 15881l300 2810" svg:viewBox="0 0 301 2811">
          <text:p/>
        </draw:connector>
        <draw:connector draw:style-name="gr3" draw:text-style-name="P1" draw:layer="layout" draw:type="line" svg:x1="25.971cm" svg:y1="3.181cm" svg:x2="32.571cm" svg:y2="6.291cm" draw:start-shape="id23" draw:start-glue-point="2" draw:end-shape="id24" draw:end-glue-point="0" svg:d="M25971 3181l6600 3110" svg:viewBox="0 0 6601 3111">
          <text:p/>
        </draw:connector>
        <draw:custom-shape draw:style-name="gr1" draw:text-style-name="P1" draw:layer="layout" svg:width="1.614cm" svg:height="1.19cm" svg:x="25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1.614cm" svg:height="1.19cm" svg:x="27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1.614cm" svg:height="1.19cm" svg:x="28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0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5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5" draw:id="id45" draw:layer="layout" svg:width="1.614cm" svg:height="1.19cm" svg:x="36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6" draw:id="id46" draw:layer="layout" svg:width="1.614cm" svg:height="1.19cm" svg:x="38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9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1.614cm" svg:height="1.19cm" svg:x="25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1.614cm" svg:height="1.19cm" svg:x="26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1.614cm" svg:height="1.19cm" svg:x="29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3" draw:id="id33" draw:layer="layout" svg:width="1.614cm" svg:height="1.19cm" svg:x="30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1.614cm" svg:height="1.19cm" svg:x="24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1.614cm" svg:height="1.19cm" svg:x="26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2" draw:id="id32" draw:layer="layout" svg:width="1.614cm" svg:height="1.19cm" svg:x="28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1.614cm" svg:height="1.19cm" svg:x="31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8.071cm" svg:y1="11.781cm" svg:x2="27.471cm" svg:y2="14.691cm" draw:start-shape="id25" draw:start-glue-point="2" draw:end-shape="id26" draw:end-glue-point="0" svg:d="M28071 11781l-600 2910" svg:viewBox="0 0 601 2911">
          <text:p/>
        </draw:connector>
        <draw:connector draw:style-name="gr3" draw:text-style-name="P1" draw:layer="layout" draw:type="line" svg:x1="29.671cm" svg:y1="11.781cm" svg:x2="29.971cm" svg:y2="14.691cm" draw:start-shape="id27" draw:start-glue-point="2" draw:end-shape="id28" draw:end-glue-point="0" svg:d="M29671 11781l300 2910" svg:viewBox="0 0 301 2911">
          <text:p/>
        </draw:connector>
        <draw:connector draw:style-name="gr3" draw:text-style-name="P1" draw:layer="layout" draw:type="line" svg:x1="25.871cm" svg:y1="15.881cm" svg:x2="25.571cm" svg:y2="18.691cm" draw:start-shape="id29" draw:start-glue-point="2" draw:end-shape="id30" draw:end-glue-point="0" svg:d="M25871 15881l-300 2810" svg:viewBox="0 0 301 2811">
          <text:p/>
        </draw:connector>
        <draw:connector draw:style-name="gr3" draw:text-style-name="P1" draw:layer="layout" draw:type="line" svg:x1="27.471cm" svg:y1="15.881cm" svg:x2="27.771cm" svg:y2="18.691cm" draw:start-shape="id26" draw:start-glue-point="2" draw:end-shape="id31" draw:end-glue-point="0" svg:d="M27471 15881l300 2810" svg:viewBox="0 0 301 2811">
          <text:p/>
        </draw:connector>
        <draw:connector draw:style-name="gr3" draw:text-style-name="P1" draw:layer="layout" draw:type="line" svg:x1="29.971cm" svg:y1="15.881cm" svg:x2="29.671cm" svg:y2="18.691cm" draw:start-shape="id28" draw:start-glue-point="2" draw:end-shape="id32" draw:end-glue-point="0" svg:d="M29971 15881l-300 2810" svg:viewBox="0 0 301 2811">
          <text:p/>
        </draw:connector>
        <draw:connector draw:style-name="gr3" draw:text-style-name="P1" draw:layer="layout" draw:type="line" svg:x1="31.571cm" svg:y1="15.881cm" svg:x2="31.871cm" svg:y2="18.691cm" draw:start-shape="id33" draw:start-glue-point="2" draw:end-shape="id34" draw:end-glue-point="0" svg:d="M31571 15881l300 2810" svg:viewBox="0 0 301 2811">
          <text:p/>
        </draw:connector>
        <draw:custom-shape draw:style-name="gr1" draw:text-style-name="P1" xml:id="id35" draw:id="id35" draw:layer="layout" svg:width="1.614cm" svg:height="1.19cm" svg:x="34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7" draw:id="id37" draw:layer="layout" svg:width="1.614cm" svg:height="1.19cm" svg:x="36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1.614cm" svg:height="1.19cm" svg:x="38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1" draw:id="id41" draw:layer="layout" svg:width="1.614cm" svg:height="1.19cm" svg:x="40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6" draw:id="id36" draw:layer="layout" svg:width="1.614cm" svg:height="1.19cm" svg:x="34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8" draw:id="id38" draw:layer="layout" svg:width="1.614cm" svg:height="1.19cm" svg:x="36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0" draw:id="id40" draw:layer="layout" svg:width="1.614cm" svg:height="1.19cm" svg:x="38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2" draw:id="id42" draw:layer="layout" svg:width="1.614cm" svg:height="1.19cm" svg:x="40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471cm" svg:y1="15.881cm" svg:x2="35.171cm" svg:y2="18.691cm" draw:start-shape="id35" draw:start-glue-point="2" draw:end-shape="id36" draw:end-glue-point="0" svg:d="M35471 15881l-300 2810" svg:viewBox="0 0 301 2811">
          <text:p/>
        </draw:connector>
        <draw:connector draw:style-name="gr3" draw:text-style-name="P1" draw:layer="layout" draw:type="line" svg:x1="37.071cm" svg:y1="15.881cm" svg:x2="37.371cm" svg:y2="18.691cm" draw:start-shape="id37" draw:start-glue-point="2" draw:end-shape="id38" draw:end-glue-point="0" svg:d="M37071 15881l300 2810" svg:viewBox="0 0 301 2811">
          <text:p/>
        </draw:connector>
        <draw:connector draw:style-name="gr3" draw:text-style-name="P1" draw:layer="layout" draw:type="line" svg:x1="39.571cm" svg:y1="15.881cm" svg:x2="39.271cm" svg:y2="18.691cm" draw:start-shape="id39" draw:start-glue-point="2" draw:end-shape="id40" draw:end-glue-point="0" svg:d="M39571 15881l-300 2810" svg:viewBox="0 0 301 2811">
          <text:p/>
        </draw:connector>
        <draw:connector draw:style-name="gr3" draw:text-style-name="P1" draw:layer="layout" draw:type="line" svg:x1="41.171cm" svg:y1="15.881cm" svg:x2="41.471cm" svg:y2="18.691cm" draw:start-shape="id41" draw:start-glue-point="2" draw:end-shape="id42" draw:end-glue-point="0" svg:d="M41171 15881l300 2810" svg:viewBox="0 0 301 2811">
          <text:p/>
        </draw:connector>
        <draw:connector draw:style-name="gr3" draw:text-style-name="P1" draw:layer="layout" draw:type="line" svg:x1="19.371cm" svg:y1="11.781cm" svg:x2="18.871cm" svg:y2="14.691cm" draw:start-shape="id5" draw:start-glue-point="2" draw:end-shape="id17" draw:end-glue-point="0" svg:d="M19371 11781l-500 2910" svg:viewBox="0 0 501 2911">
          <text:p/>
        </draw:connector>
        <draw:connector draw:style-name="gr3" draw:text-style-name="P1" draw:layer="layout" draw:type="line" svg:x1="20.971cm" svg:y1="11.781cm" svg:x2="21.371cm" svg:y2="14.691cm" draw:start-shape="id43" draw:start-glue-point="2" draw:end-shape="id19" svg:d="M20971 11781l400 2910" svg:viewBox="0 0 401 2911">
          <text:p/>
        </draw:connector>
        <draw:connector draw:style-name="gr3" draw:text-style-name="P1" draw:layer="layout" draw:type="line" svg:x1="32.571cm" svg:y1="7.481cm" svg:x2="29.671cm" svg:y2="10.591cm" draw:start-shape="id24" draw:start-glue-point="2" draw:end-shape="id27" draw:end-glue-point="0" svg:d="M32571 7481l-2900 3110" svg:viewBox="0 0 2901 3111">
          <text:p/>
        </draw:connector>
        <draw:connector draw:style-name="gr3" draw:text-style-name="P1" draw:layer="layout" draw:type="line" svg:x1="34.171cm" svg:y1="7.481cm" svg:x2="37.571cm" svg:y2="10.591cm" draw:start-shape="id44" draw:start-glue-point="2" draw:end-shape="id45" draw:end-glue-point="0" svg:d="M34171 7481l3400 3110" svg:viewBox="0 0 3401 3111">
          <text:p/>
        </draw:connector>
        <draw:connector draw:style-name="gr3" draw:text-style-name="P1" draw:layer="layout" draw:type="line" svg:x1="37.571cm" svg:y1="11.781cm" svg:x2="37.071cm" svg:y2="14.691cm" draw:start-shape="id45" draw:start-glue-point="2" draw:end-shape="id37" draw:end-glue-point="0" svg:d="M37571 11781l-500 2910" svg:viewBox="0 0 501 2911">
          <text:p/>
        </draw:connector>
        <draw:connector draw:style-name="gr3" draw:text-style-name="P1" draw:layer="layout" draw:type="line" svg:x1="39.171cm" svg:y1="11.781cm" svg:x2="39.571cm" svg:y2="14.691cm" draw:start-shape="id46" draw:start-glue-point="2" draw:end-shape="id39" svg:d="M39171 11781l400 2910" svg:viewBox="0 0 401 2911">
          <text:p/>
        </draw:connector>
        <draw:custom-shape draw:style-name="gr4" draw:text-style-name="P1" xml:id="id48" draw:id="id48" draw:layer="layout" svg:width="1.387cm" svg:height="0.968cm" svg:x="7.185cm" svg:y="6.3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7" draw:id="id47" draw:layer="layout" svg:width="1.387cm" svg:height="1.097cm" svg:x="8.865cm" svg:y="2.059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8.865cm" svg:y1="2.607cm" svg:x2="7.185cm" svg:y2="6.84cm" draw:start-shape="id47" draw:start-glue-point="3" draw:end-shape="id48" draw:end-glue-point="3" svg:d="M8865 2607c-3273 0-2433 4233-1680 4233" svg:viewBox="0 0 2368 4234">
          <text:p text:style-name="P1"><text:s text:c="22"/></text:p>
        </draw:connector>
        <draw:custom-shape draw:style-name="gr4" draw:text-style-name="P1" xml:id="id49" draw:id="id49" draw:layer="layout" svg:width="1.387cm" svg:height="0.968cm" svg:x="5.685cm" svg:y="10.6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0" draw:id="id50" draw:layer="layout" svg:width="1.387cm" svg:height="0.968cm" svg:x="4.385cm" svg:y="14.8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1" draw:id="id51" draw:layer="layout" svg:width="1.387cm" svg:height="0.968cm" svg:x="3.685cm" svg:y="18.756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7.185cm" svg:y1="6.84cm" svg:x2="5.685cm" svg:y2="11.14cm" draw:start-shape="id48" draw:start-glue-point="3" draw:end-shape="id49" draw:end-glue-point="3" svg:d="M7185 6840c-3003 0-2253 4300-1500 4300" svg:viewBox="0 0 2174 4301">
          <text:p/>
        </draw:connector>
        <draw:connector draw:style-name="gr6" draw:text-style-name="P1" draw:layer="layout" draw:type="curve" svg:x1="5.685cm" svg:y1="11.14cm" svg:x2="4.385cm" svg:y2="15.34cm" draw:start-shape="id49" draw:start-glue-point="3" draw:end-shape="id50" draw:end-glue-point="3" svg:d="M5685 11140c-2703 0-2053 4200-1300 4200" svg:viewBox="0 0 1959 4201">
          <text:p/>
        </draw:connector>
        <draw:connector draw:style-name="gr6" draw:text-style-name="P1" draw:layer="layout" draw:type="curve" svg:x1="4.385cm" svg:y1="15.34cm" svg:x2="3.685cm" svg:y2="19.24cm" draw:start-shape="id50" draw:start-glue-point="3" draw:end-shape="id51" draw:end-glue-point="3" svg:d="M4385 15340c-1803 0-1453 3900-700 3900" svg:viewBox="0 0 1314 3901">
          <text:p/>
        </draw:connector>
        <draw:frame draw:style-name="gr7" draw:text-style-name="P1" draw:layer="layout" svg:width="0.992cm" svg:height="1.237cm" svg:x="5.125cm" svg:y="3.77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1" draw:layer="layout" svg:width="1.592cm" svg:height="1.245cm" svg:x="3.225cm" svg:y="7.9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1" draw:layer="layout" svg:width="1.65cm" svg:height="1.245cm" svg:x="1.925cm" svg:y="12.3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1" draw:layer="layout" svg:width="1.612cm" svg:height="1.245cm" svg:x="1.225cm" svg:y="16.48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draw:layer="layout" svg:width="1.387cm" svg:height="0.968cm" svg:x="43.886cm" svg:y="15.0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43.886cm" svg:y="18.7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87cm" svg:height="0.968cm" svg:x="43.086cm" svg:y="14.8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1.387cm" svg:height="0.968cm" svg:x="41.586cm" svg:y="10.5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40.286cm" svg:y="6.3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39.586cm" svg:y="2.1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43.086cm" svg:y="15.0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43.086cm" svg:y="18.7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2" draw:id="id52" draw:layer="layout" svg:width="1.387cm" svg:height="0.968cm" svg:x="42.286cm" svg:y="14.807cm">
          <text:p/>
          <draw:enhanced-geometry svg:viewBox="0 0 21600 21600" draw:mirror-vertical="true" draw:type="rectangle" draw:enhanced-path="M 0 0 L 21600 0 21600 21600 0 21600 0 0 Z N"/>
        </draw:custom-shape>
        <draw:connector draw:style-name="gr5" draw:text-style-name="P1" draw:layer="layout" draw:type="curve" draw:line-skew="1.089cm" svg:x1="43.966cm" svg:y1="19.524cm" svg:x2="43.673cm" svg:y2="15.291cm" draw:end-shape="id52" draw:end-glue-point="3" svg:d="M43966 19524c1944 0 2090-4233-293-4233" svg:viewBox="0 0 1771 4234">
          <text:p text:style-name="P1"><text:s text:c="22"/></text:p>
        </draw:connector>
        <draw:custom-shape draw:style-name="gr9" draw:text-style-name="P1" xml:id="id53" draw:id="id53" draw:layer="layout" svg:width="1.387cm" svg:height="0.968cm" svg:x="40.786cm" svg:y="10.5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xml:id="id54" draw:id="id54" draw:layer="layout" svg:width="1.387cm" svg:height="0.968cm" svg:x="39.486cm" svg:y="6.3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xml:id="id55" draw:id="id55" draw:layer="layout" svg:width="1.387cm" svg:height="0.968cm" svg:x="38.786cm" svg:y="2.107cm">
          <text:p/>
          <draw:enhanced-geometry svg:viewBox="0 0 21600 21600" draw:mirror-vertical="true" draw:type="rectangle" draw:enhanced-path="M 0 0 L 21600 0 21600 21600 0 21600 0 0 Z N"/>
        </draw:custom-shape>
        <draw:connector draw:style-name="gr6" draw:text-style-name="P1" draw:layer="layout" draw:type="curve" svg:x1="43.673cm" svg:y1="15.291cm" svg:x2="42.173cm" svg:y2="10.991cm" draw:start-shape="id52" draw:start-glue-point="3" draw:end-shape="id53" draw:end-glue-point="3" svg:d="M43673 15291c750 0 1500-4300-1500-4300" svg:viewBox="0 0 2172 4301">
          <text:p/>
        </draw:connector>
        <draw:connector draw:style-name="gr6" draw:text-style-name="P1" draw:layer="layout" draw:type="curve" svg:x1="42.173cm" svg:y1="10.991cm" svg:x2="40.873cm" svg:y2="6.791cm" draw:start-shape="id53" draw:start-glue-point="3" draw:end-shape="id54" draw:end-glue-point="3" svg:d="M42173 10991c748 0 1398-4200-1300-4200" svg:viewBox="0 0 1955 4201">
          <text:p/>
        </draw:connector>
        <draw:connector draw:style-name="gr6" draw:text-style-name="P1" draw:layer="layout" draw:type="curve" draw:line-skew="0.478cm" svg:x1="40.873cm" svg:y1="6.791cm" svg:x2="40.173cm" svg:y2="2.591cm" draw:start-shape="id54" draw:start-glue-point="3" draw:end-shape="id55" draw:end-glue-point="3" svg:d="M40873 6791c1465 0 1815-4200-700-4200" svg:viewBox="0 0 1846 4201">
          <text:p/>
        </draw:connector>
        <draw:frame draw:style-name="gr7" draw:text-style-name="P1" draw:layer="layout" svg:width="3.411cm" svg:height="2.339cm" svg:x="45.925cm" svg:y="16.58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1" draw:layer="layout" svg:width="2.433cm" svg:height="2.339cm" svg:x="44.726cm" svg:y="11.98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1" draw:layer="layout" svg:width="2.509cm" svg:height="2.339cm" svg:x="43.127cm" svg:y="7.78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2.409cm" svg:height="2.339cm" svg:x="42.328cm" svg:y="3.38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0" draw:text-style-name="P1" draw:layer="layout" svg:x1="50.572cm" svg:y1="2.611cm" svg:x2="50.572cm" svg:y2="19.735cm">
          <text:p/>
        </draw:line>
        <draw:frame draw:style-name="gr7" draw:text-style-name="P1" draw:layer="layout" svg:width="2.146cm" svg:height="1.096cm" svg:x="51.128cm" svg:y="10.08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8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5T01:09:18.404446253</dc:date>
    <dc:creator>elucterio </dc:creator>
    <meta:editing-duration>PT8H53M4S</meta:editing-duration>
    <meta:editing-cycles>84</meta:editing-cycles>
    <meta:generator>LibreOffice/4.2.8.2$Linux_X86_64 LibreOffice_project/420m0$Build-2</meta:generator>
    <meta:document-statistic meta:object-count="145"/>
  </office:meta>
</office:document-meta>
</file>

<file path=Object 1/content.xml><?xml version="1.0" encoding="utf-8"?>
<math xmlns="http://www.w3.org/1998/Math/MathML" display="block">
  <semantics>
    <mrow>
      <mn>4</mn>
      <mfrac>
        <mi>n</mi>
        <mn>4</mn>
      </mfrac>
      <msub>
        <mi>c</mi>
        <mn>2</mn>
      </msub>
    </mrow>
    <annotation encoding="StarMath 5.0">4 n over {4} c_{ 2 }
</annotation>
  </semantics>
</math>
</file>

<file path=Object 2/content.xml><?xml version="1.0" encoding="utf-8"?>
<math xmlns="http://www.w3.org/1998/Math/MathML" display="block">
  <semantics>
    <msub>
      <mi>c</mi>
      <mn>1</mn>
    </msub>
    <annotation encoding="StarMath 5.0">c_{ 1 }
</annotation>
  </semantics>
</math>
</file>

<file path=Object 3/content.xml><?xml version="1.0" encoding="utf-8"?>
<math xmlns="http://www.w3.org/1998/Math/MathML" display="block">
  <semantics>
    <mrow>
      <mn>2</mn>
      <msub>
        <mi>c</mi>
        <mn>1</mn>
      </msub>
    </mrow>
    <annotation encoding="StarMath 5.0">2c_{ 1 }
</annotation>
  </semantics>
</math>
</file>

<file path=Object 4/content.xml><?xml version="1.0" encoding="utf-8"?>
<math xmlns="http://www.w3.org/1998/Math/MathML" display="block">
  <semantics>
    <mrow>
      <mn>4</mn>
      <msub>
        <mi>c</mi>
        <mn>1</mn>
      </msub>
    </mrow>
    <annotation encoding="StarMath 5.0">4c_{ 1 }
</annotation>
  </semantics>
</math>
</file>

<file path=Object 5/content.xml><?xml version="1.0" encoding="utf-8"?>
<math xmlns="http://www.w3.org/1998/Math/MathML" display="block">
  <semantics>
    <mrow>
      <mn>8</mn>
      <msub>
        <mi>c</mi>
        <mn>1</mn>
      </msub>
    </mrow>
    <annotation encoding="StarMath 5.0">8c_{ 1 }
</annotation>
  </semantics>
</math>
</file>

<file path=Object 6/content.xml><?xml version="1.0" encoding="utf-8"?>
<math xmlns="http://www.w3.org/1998/Math/MathML" display="block">
  <semantics>
    <mrow>
      <mn>2</mn>
      <mfrac>
        <mi>n</mi>
        <mn>2</mn>
      </mfrac>
      <msub>
        <mi>c</mi>
        <mn>2</mn>
      </msub>
    </mrow>
    <annotation encoding="StarMath 5.0">2 n over {2} c_{ 2 }
</annotation>
  </semantics>
</math>
</file>

<file path=Object 7/content.xml><?xml version="1.0" encoding="utf-8"?>
<math xmlns="http://www.w3.org/1998/Math/MathML" display="block">
  <semantics>
    <mrow>
      <mi>log</mi>
      <mi>n</mi>
    </mrow>
    <annotation encoding="StarMath 5.0">log n</annotation>
  </semantics>
</math>
</file>

<file path=Object 8/content.xml><?xml version="1.0" encoding="utf-8"?>
<math xmlns="http://www.w3.org/1998/Math/MathML" display="block">
  <semantics>
    <mrow>
      <mn>16</mn>
      <mfrac>
        <mi>n</mi>
        <mn>16</mn>
      </mfrac>
      <msub>
        <mi>c</mi>
        <mn>2</mn>
      </msub>
    </mrow>
    <annotation encoding="StarMath 5.0">16 n over {16} c_{ 2 }
</annotation>
  </semantics>
</math>
</file>

<file path=Object 9/content.xml><?xml version="1.0" encoding="utf-8"?>
<math xmlns="http://www.w3.org/1998/Math/MathML" display="block">
  <semantics>
    <mrow>
      <mn>8</mn>
      <mfrac>
        <mi>n</mi>
        <mn>8</mn>
      </mfrac>
      <msub>
        <mi>c</mi>
        <mn>2</mn>
      </msub>
    </mrow>
    <annotation encoding="StarMath 5.0">8 n over {8} c_{ 2 }
</annotation>
  </semantics>
</math>
</file>